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26.7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og_1_dog_2_horse_camel_eval_np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Orig Labels</text:p>
          </table:table-cell>
          <table:table-cell office:value-type="string" calcext:value-type="string">
            <text:p>dog1_pred</text:p>
          </table:table-cell>
          <table:table-cell office:value-type="string" calcext:value-type="string">
            <text:p>dog2_preds</text:p>
          </table:table-cell>
          <table:table-cell office:value-type="string" calcext:value-type="string">
            <text:p>horse_preds</text:p>
          </table:table-cell>
          <table:table-cell office:value-type="string" calcext:value-type="string">
            <text:p>camel_pre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asets_processed/shrec11/16-04_a/train/T504_not_changed_500.npz</text:p>
          </table:table-cell>
          <table:table-cell office:value-type="float" office:value="4" calcext:value-type="float">
            <text:p>4</text:p>
          </table:table-cell>
          <table:table-cell office:value-type="float" office:value="0.0995013117790222" calcext:value-type="float">
            <text:p>0.099501311779022</text:p>
          </table:table-cell>
          <table:table-cell office:value-type="float" office:value="0.81587541103363" calcext:value-type="float">
            <text:p>0.81587541103363</text:p>
          </table:table-cell>
          <table:table-cell office:value-type="float" office:value="0.021540742367506" calcext:value-type="float">
            <text:p>0.021540742367506</text:p>
          </table:table-cell>
          <table:table-cell office:value-type="float" office:value="0.0618232488632202" calcext:value-type="float">
            <text:p>0.0618232488632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tasets_processed/shrec11/16-04_a/train/T93_not_changed_500.np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00268864631653" calcext:value-type="float">
            <text:p>0.200268864631653</text:p>
          </table:table-cell>
          <table:table-cell table:style-name="ce1" office:value-type="float" office:value="0.38594251871109" calcext:value-type="float">
            <text:p>0.38594251871109</text:p>
          </table:table-cell>
          <table:table-cell table:style-name="ce1" office:value-type="float" office:value="0.226989924907684" calcext:value-type="float">
            <text:p>0.226989924907684</text:p>
          </table:table-cell>
          <table:table-cell table:style-name="ce1" office:value-type="float" office:value="0.185509219765663" calcext:value-type="float">
            <text:p>0.18550921976566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tasets_processed/shrec11/16-04_a/train/T207_not_changed_500.np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18114590644836" calcext:value-type="float">
            <text:p>0.118114590644836</text:p>
          </table:table-cell>
          <table:table-cell table:style-name="ce2" office:value-type="float" office:value="0.321187883615494" calcext:value-type="float">
            <text:p>0.321187883615494</text:p>
          </table:table-cell>
          <table:table-cell table:style-name="ce2" office:value-type="float" office:value="0.528084456920624" calcext:value-type="float">
            <text:p>0.528084456920624</text:p>
          </table:table-cell>
          <table:table-cell table:style-name="ce2" office:value-type="float" office:value="0.0318499356508255" calcext:value-type="float">
            <text:p>0.031849935650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sets_processed/shrec11/16-04_a/train/T507_not_changed_500.npz</text:p>
          </table:table-cell>
          <table:table-cell office:value-type="float" office:value="4" calcext:value-type="float">
            <text:p>4</text:p>
          </table:table-cell>
          <table:table-cell office:value-type="float" office:value="0.144996628165245" calcext:value-type="float">
            <text:p>0.144996628165245</text:p>
          </table:table-cell>
          <table:table-cell office:value-type="float" office:value="0.50491851568222" calcext:value-type="float">
            <text:p>0.50491851568222</text:p>
          </table:table-cell>
          <table:table-cell office:value-type="float" office:value="0.303384751081467" calcext:value-type="float">
            <text:p>0.303384751081467</text:p>
          </table:table-cell>
          <table:table-cell office:value-type="float" office:value="0.0460091717541218" calcext:value-type="float">
            <text:p>0.046009171754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sets_processed/shrec11/16-04_a/train/T8_not_changed_500.npz</text:p>
          </table:table-cell>
          <table:table-cell office:value-type="float" office:value="4" calcext:value-type="float">
            <text:p>4</text:p>
          </table:table-cell>
          <table:table-cell office:value-type="float" office:value="0.109177179634571" calcext:value-type="float">
            <text:p>0.109177179634571</text:p>
          </table:table-cell>
          <table:table-cell office:value-type="float" office:value="0.83567351102829" calcext:value-type="float">
            <text:p>0.83567351102829</text:p>
          </table:table-cell>
          <table:table-cell office:value-type="float" office:value="0.00390568911097944" calcext:value-type="float">
            <text:p>0.003905689110979</text:p>
          </table:table-cell>
          <table:table-cell office:value-type="float" office:value="0.0496575459837914" calcext:value-type="float">
            <text:p>0.049657545983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sets_processed/shrec11/16-04_a/train/T295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09002940356731" calcext:value-type="float">
            <text:p>0.109002940356731</text:p>
          </table:table-cell>
          <table:table-cell office:value-type="float" office:value="0.191776514053345" calcext:value-type="float">
            <text:p>0.191776514053345</text:p>
          </table:table-cell>
          <table:table-cell office:value-type="float" office:value="0.644048929214478" calcext:value-type="float">
            <text:p>0.644048929214478</text:p>
          </table:table-cell>
          <table:table-cell office:value-type="float" office:value="0.0542063005268574" calcext:value-type="float">
            <text:p>0.054206300526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asets_processed/shrec11/16-04_a/train/T348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551188550889492" calcext:value-type="float">
            <text:p>0.055118855088949</text:p>
          </table:table-cell>
          <table:table-cell office:value-type="float" office:value="0.0941752195358277" calcext:value-type="float">
            <text:p>0.094175219535828</text:p>
          </table:table-cell>
          <table:table-cell office:value-type="float" office:value="0.691265225410461" calcext:value-type="float">
            <text:p>0.691265225410461</text:p>
          </table:table-cell>
          <table:table-cell office:value-type="float" office:value="0.158332109451294" calcext:value-type="float">
            <text:p>0.158332109451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sets_processed/shrec11/16-04_a/train/T364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14060595631599" calcext:value-type="float">
            <text:p>0.114060595631599</text:p>
          </table:table-cell>
          <table:table-cell office:value-type="float" office:value="0.119413606822491" calcext:value-type="float">
            <text:p>0.119413606822491</text:p>
          </table:table-cell>
          <table:table-cell office:value-type="float" office:value="0.665415287017822" calcext:value-type="float">
            <text:p>0.665415287017822</text:p>
          </table:table-cell>
          <table:table-cell office:value-type="float" office:value="0.099542073905468" calcext:value-type="float">
            <text:p>0.099542073905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sets_processed/shrec11/16-04_a/train/T184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522792376577854" calcext:value-type="float">
            <text:p>0.052279237657786</text:p>
          </table:table-cell>
          <table:table-cell office:value-type="float" office:value="0.170823514461517" calcext:value-type="float">
            <text:p>0.170823514461517</text:p>
          </table:table-cell>
          <table:table-cell office:value-type="float" office:value="0.609548509120941" calcext:value-type="float">
            <text:p>0.609548509120941</text:p>
          </table:table-cell>
          <table:table-cell office:value-type="float" office:value="0.16631680727005" calcext:value-type="float">
            <text:p>0.16631680727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tasets_processed/shrec11/16-04_a/train/T301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699095726013184" calcext:value-type="float">
            <text:p>0.069909572601318</text:p>
          </table:table-cell>
          <table:table-cell office:value-type="float" office:value="0.0746594816446304" calcext:value-type="float">
            <text:p>0.074659481644631</text:p>
          </table:table-cell>
          <table:table-cell office:value-type="float" office:value="0.777130246162415" calcext:value-type="float">
            <text:p>0.777130246162415</text:p>
          </table:table-cell>
          <table:table-cell office:value-type="float" office:value="0.0775871574878693" calcext:value-type="float">
            <text:p>0.077587157487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sets_processed/shrec11/16-04_a/train/T304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525613501667977" calcext:value-type="float">
            <text:p>0.052561350166798</text:p>
          </table:table-cell>
          <table:table-cell office:value-type="float" office:value="0.0643253549933434" calcext:value-type="float">
            <text:p>0.064325354993343</text:p>
          </table:table-cell>
          <table:table-cell office:value-type="float" office:value="0.816213428974152" calcext:value-type="float">
            <text:p>0.816213428974152</text:p>
          </table:table-cell>
          <table:table-cell office:value-type="float" office:value="0.0663222447037697" calcext:value-type="float">
            <text:p>0.06632224470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sets_processed/shrec11/16-04_a/train/T454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47273793816567" calcext:value-type="float">
            <text:p>0.147273793816567</text:p>
          </table:table-cell>
          <table:table-cell office:value-type="float" office:value="0.1223488971591" calcext:value-type="float">
            <text:p>0.1223488971591</text:p>
          </table:table-cell>
          <table:table-cell office:value-type="float" office:value="0.670157074928284" calcext:value-type="float">
            <text:p>0.670157074928284</text:p>
          </table:table-cell>
          <table:table-cell office:value-type="float" office:value="0.0597142577171326" calcext:value-type="float">
            <text:p>0.059714257717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sets_processed/shrec11/16-04_a/train/T343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95232689380646" calcext:value-type="float">
            <text:p>0.195232689380646</text:p>
          </table:table-cell>
          <table:table-cell office:value-type="float" office:value="0.098994791507721" calcext:value-type="float">
            <text:p>0.098994791507721</text:p>
          </table:table-cell>
          <table:table-cell office:value-type="float" office:value="0.644977033138275" calcext:value-type="float">
            <text:p>0.644977033138275</text:p>
          </table:table-cell>
          <table:table-cell office:value-type="float" office:value="0.0598981343209744" calcext:value-type="float">
            <text:p>0.059898134320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sets_processed/shrec11/16-04_a/train/T142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272023528814316" calcext:value-type="float">
            <text:p>0.272023528814316</text:p>
          </table:table-cell>
          <table:table-cell office:value-type="float" office:value="0.110398270189762" calcext:value-type="float">
            <text:p>0.110398270189762</text:p>
          </table:table-cell>
          <table:table-cell office:value-type="float" office:value="0.57999175786972" calcext:value-type="float">
            <text:p>0.57999175786972</text:p>
          </table:table-cell>
          <table:table-cell office:value-type="float" office:value="0.0365262664854527" calcext:value-type="float">
            <text:p>0.036526266485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sets_processed/shrec11/16-04_a/train/T303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63882970809937" calcext:value-type="float">
            <text:p>0.163882970809937</text:p>
          </table:table-cell>
          <table:table-cell office:value-type="float" office:value="0.0874566808342934" calcext:value-type="float">
            <text:p>0.087456680834293</text:p>
          </table:table-cell>
          <table:table-cell office:value-type="float" office:value="0.658201277256012" calcext:value-type="float">
            <text:p>0.658201277256012</text:p>
          </table:table-cell>
          <table:table-cell office:value-type="float" office:value="0.0893117561936379" calcext:value-type="float">
            <text:p>0.089311756193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sets_processed/shrec11/16-04_a/train/T117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36422461271286" calcext:value-type="float">
            <text:p>0.036422461271286</text:p>
          </table:table-cell>
          <table:table-cell office:value-type="float" office:value="0.130230352282524" calcext:value-type="float">
            <text:p>0.130230352282524</text:p>
          </table:table-cell>
          <table:table-cell office:value-type="float" office:value="0.714964628219605" calcext:value-type="float">
            <text:p>0.714964628219605</text:p>
          </table:table-cell>
          <table:table-cell office:value-type="float" office:value="0.117493122816086" calcext:value-type="float">
            <text:p>0.117493122816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sets_processed/shrec11/16-04_a/train/T485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0929178297519684" calcext:value-type="float">
            <text:p>0.009291782975197</text:p>
          </table:table-cell>
          <table:table-cell office:value-type="float" office:value="0.0242890901863575" calcext:value-type="float">
            <text:p>0.024289090186358</text:p>
          </table:table-cell>
          <table:table-cell office:value-type="float" office:value="0.91056215763092" calcext:value-type="float">
            <text:p>0.91056215763092</text:p>
          </table:table-cell>
          <table:table-cell office:value-type="float" office:value="0.0552672557532787" calcext:value-type="float">
            <text:p>0.05526725575327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atasets_processed/shrec11/16-04_a/train/T234_not_changed_500.np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93706512451172" calcext:value-type="float">
            <text:p>0.193706512451172</text:p>
          </table:table-cell>
          <table:table-cell table:style-name="ce1" office:value-type="float" office:value="0.247684463858604" calcext:value-type="float">
            <text:p>0.247684463858604</text:p>
          </table:table-cell>
          <table:table-cell table:style-name="ce1" office:value-type="float" office:value="0.404227197170258" calcext:value-type="float">
            <text:p>0.404227197170258</text:p>
          </table:table-cell>
          <table:table-cell table:style-name="ce1" office:value-type="float" office:value="0.152946978807449" calcext:value-type="float">
            <text:p>0.1529469788074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tasets_processed/shrec11/16-04_a/train/T579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0709499642252922" calcext:value-type="float">
            <text:p>0.070949964225292</text:p>
          </table:table-cell>
          <table:table-cell office:value-type="float" office:value="0.221130609512329" calcext:value-type="float">
            <text:p>0.221130609512329</text:p>
          </table:table-cell>
          <table:table-cell office:value-type="float" office:value="0.437980711460113" calcext:value-type="float">
            <text:p>0.437980711460113</text:p>
          </table:table-cell>
          <table:table-cell office:value-type="float" office:value="0.268929183483124" calcext:value-type="float">
            <text:p>0.268929183483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tasets_processed/shrec11/16-04_a/train/T402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14618882536888" calcext:value-type="float">
            <text:p>0.114618882536888</text:p>
          </table:table-cell>
          <table:table-cell office:value-type="float" office:value="0.184208318591118" calcext:value-type="float">
            <text:p>0.184208318591118</text:p>
          </table:table-cell>
          <table:table-cell office:value-type="float" office:value="0.634097814559937" calcext:value-type="float">
            <text:p>0.634097814559937</text:p>
          </table:table-cell>
          <table:table-cell office:value-type="float" office:value="0.0662203580141068" calcext:value-type="float">
            <text:p>0.066220358014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sets_processed/shrec11/16-04_a/train/T529_not_changed_500.npz</text:p>
          </table:table-cell>
          <table:table-cell office:value-type="float" office:value="15" calcext:value-type="float">
            <text:p>15</text:p>
          </table:table-cell>
          <table:table-cell office:value-type="float" office:value="0.119237780570984" calcext:value-type="float">
            <text:p>0.119237780570984</text:p>
          </table:table-cell>
          <table:table-cell office:value-type="float" office:value="0.0931691899895668" calcext:value-type="float">
            <text:p>0.093169189989567</text:p>
          </table:table-cell>
          <table:table-cell office:value-type="float" office:value="0.629168152809143" calcext:value-type="float">
            <text:p>0.629168152809143</text:p>
          </table:table-cell>
          <table:table-cell office:value-type="float" office:value="0.157525703310967" calcext:value-type="float">
            <text:p>0.157525703310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tasets_processed/shrec11/16-04_a/train/T187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951104760169983" calcext:value-type="float">
            <text:p>0.095110476016998</text:p>
          </table:table-cell>
          <table:table-cell office:value-type="float" office:value="0.334500908851624" calcext:value-type="float">
            <text:p>0.334500908851624</text:p>
          </table:table-cell>
          <table:table-cell office:value-type="float" office:value="0.0153065985068679" calcext:value-type="float">
            <text:p>0.015306598506868</text:p>
          </table:table-cell>
          <table:table-cell office:value-type="float" office:value="0.553879857063293" calcext:value-type="float">
            <text:p>0.55387985706329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atasets_processed/shrec11/16-04_a/train/T219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232716470956802" calcext:value-type="float">
            <text:p>0.232716470956802</text:p>
          </table:table-cell>
          <table:table-cell table:style-name="ce2" office:value-type="float" office:value="0.394809484481811" calcext:value-type="float">
            <text:p>0.394809484481811</text:p>
          </table:table-cell>
          <table:table-cell table:style-name="ce2" office:value-type="float" office:value="0.103753916919231" calcext:value-type="float">
            <text:p>0.103753916919231</text:p>
          </table:table-cell>
          <table:table-cell table:style-name="ce2" office:value-type="float" office:value="0.267333179712296" calcext:value-type="float">
            <text:p>0.2673331797122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tasets_processed/shrec11/16-04_a/train/T336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210876896977425" calcext:value-type="float">
            <text:p>0.210876896977425</text:p>
          </table:table-cell>
          <table:table-cell office:value-type="float" office:value="0.0321988463401794" calcext:value-type="float">
            <text:p>0.03219884634018</text:p>
          </table:table-cell>
          <table:table-cell office:value-type="float" office:value="0.127488255500793" calcext:value-type="float">
            <text:p>0.127488255500793</text:p>
          </table:table-cell>
          <table:table-cell office:value-type="float" office:value="0.625988304615021" calcext:value-type="float">
            <text:p>0.625988304615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tasets_processed/shrec11/16-04_a/train/T439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116157501935959" calcext:value-type="float">
            <text:p>0.116157501935959</text:p>
          </table:table-cell>
          <table:table-cell office:value-type="float" office:value="0.0514476522803307" calcext:value-type="float">
            <text:p>0.051447652280331</text:p>
          </table:table-cell>
          <table:table-cell office:value-type="float" office:value="0.032820001244545" calcext:value-type="float">
            <text:p>0.032820001244545</text:p>
          </table:table-cell>
          <table:table-cell office:value-type="float" office:value="0.797858655452728" calcext:value-type="float">
            <text:p>0.797858655452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sets_processed/shrec11/16-04_a/train/T481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257952585816383" calcext:value-type="float">
            <text:p>0.025795258581638</text:p>
          </table:table-cell>
          <table:table-cell office:value-type="float" office:value="0.119342237710953" calcext:value-type="float">
            <text:p>0.119342237710953</text:p>
          </table:table-cell>
          <table:table-cell office:value-type="float" office:value="0.00849815830588341" calcext:value-type="float">
            <text:p>0.008498158305883</text:p>
          </table:table-cell>
          <table:table-cell office:value-type="float" office:value="0.837881743907928" calcext:value-type="float">
            <text:p>0.8378817439079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sets_processed/shrec11/16-04_a/train/T300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263271480798721" calcext:value-type="float">
            <text:p>0.026327148079872</text:p>
          </table:table-cell>
          <table:table-cell office:value-type="float" office:value="0.00243789842352271" calcext:value-type="float">
            <text:p>0.002437898423523</text:p>
          </table:table-cell>
          <table:table-cell office:value-type="float" office:value="0.00538634322583676" calcext:value-type="float">
            <text:p>0.005386343225837</text:p>
          </table:table-cell>
          <table:table-cell office:value-type="float" office:value="0.964174091815948" calcext:value-type="float">
            <text:p>0.964174091815948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atasets_processed/shrec11/16-04_a/train/T464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303311347961426" calcext:value-type="float">
            <text:p>0.303311347961426</text:p>
          </table:table-cell>
          <table:table-cell table:style-name="ce2" office:value-type="float" office:value="0.3506680727005" calcext:value-type="float">
            <text:p>0.3506680727005</text:p>
          </table:table-cell>
          <table:table-cell table:style-name="ce2" office:value-type="float" office:value="0.0469688735902309" calcext:value-type="float">
            <text:p>0.046968873590231</text:p>
          </table:table-cell>
          <table:table-cell table:style-name="ce2" office:value-type="float" office:value="0.296684265136719" calcext:value-type="float">
            <text:p>0.29668426513671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atasets_processed/shrec11/16-04_a/train/T497_not_changed_500.np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19490690529346" calcext:value-type="float">
            <text:p>0.119490690529346</text:p>
          </table:table-cell>
          <table:table-cell table:style-name="ce1" office:value-type="float" office:value="0.371933609247208" calcext:value-type="float">
            <text:p>0.371933609247208</text:p>
          </table:table-cell>
          <table:table-cell table:style-name="ce1" office:value-type="float" office:value="0.0118596041575074" calcext:value-type="float">
            <text:p>0.011859604157508</text:p>
          </table:table-cell>
          <table:table-cell table:style-name="ce1" office:value-type="float" office:value="0.495520412921905" calcext:value-type="float">
            <text:p>0.49552041292190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atasets_processed/shrec11/16-04_a/train/T536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08652666211128" calcext:value-type="float">
            <text:p>0.108652666211128</text:p>
          </table:table-cell>
          <table:table-cell table:style-name="ce2" office:value-type="float" office:value="0.592723548412323" calcext:value-type="float">
            <text:p>0.592723548412323</text:p>
          </table:table-cell>
          <table:table-cell table:style-name="ce2" office:value-type="float" office:value="0.113545894622803" calcext:value-type="float">
            <text:p>0.113545894622803</text:p>
          </table:table-cell>
          <table:table-cell table:style-name="ce2" office:value-type="float" office:value="0.184062674641609" calcext:value-type="float">
            <text:p>0.184062674641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asets_processed/shrec11/16-04_a/train/T52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369328372180462" calcext:value-type="float">
            <text:p>0.036932837218046</text:p>
          </table:table-cell>
          <table:table-cell office:value-type="float" office:value="0.466850191354752" calcext:value-type="float">
            <text:p>0.466850191354752</text:p>
          </table:table-cell>
          <table:table-cell office:value-type="float" office:value="0.00772230513393879" calcext:value-type="float">
            <text:p>0.007722305133939</text:p>
          </table:table-cell>
          <table:table-cell office:value-type="float" office:value="0.487732857465744" calcext:value-type="float">
            <text:p>0.487732857465744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atasets_processed/shrec11/16-04_a/train/T431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17783293128014" calcext:value-type="float">
            <text:p>0.117783293128014</text:p>
          </table:table-cell>
          <table:table-cell table:style-name="ce2" office:value-type="float" office:value="0.43214163184166" calcext:value-type="float">
            <text:p>0.43214163184166</text:p>
          </table:table-cell>
          <table:table-cell table:style-name="ce2" office:value-type="float" office:value="0.174058750271797" calcext:value-type="float">
            <text:p>0.174058750271797</text:p>
          </table:table-cell>
          <table:table-cell table:style-name="ce2" office:value-type="float" office:value="0.274680107831955" calcext:value-type="float">
            <text:p>0.27468010783195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atasets_processed/shrec11/16-04_a/train/T92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386728078126907" calcext:value-type="float">
            <text:p>0.386728078126907</text:p>
          </table:table-cell>
          <table:table-cell table:style-name="ce2" office:value-type="float" office:value="0.427054136991501" calcext:value-type="float">
            <text:p>0.427054136991501</text:p>
          </table:table-cell>
          <table:table-cell table:style-name="ce2" office:value-type="float" office:value="0.0212248302996159" calcext:value-type="float">
            <text:p>0.021224830299616</text:p>
          </table:table-cell>
          <table:table-cell table:style-name="ce2" office:value-type="float" office:value="0.163281425833702" calcext:value-type="float">
            <text:p>0.1632814258337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tasets_processed/shrec11/16-04_a/train/T35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370225459337234" calcext:value-type="float">
            <text:p>0.037022545933724</text:p>
          </table:table-cell>
          <table:table-cell office:value-type="float" office:value="0.14560854434967" calcext:value-type="float">
            <text:p>0.14560854434967</text:p>
          </table:table-cell>
          <table:table-cell office:value-type="float" office:value="0.0229513756930828" calcext:value-type="float">
            <text:p>0.022951375693083</text:p>
          </table:table-cell>
          <table:table-cell office:value-type="float" office:value="0.791180908679962" calcext:value-type="float">
            <text:p>0.7911809086799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tasets_processed/shrec11/16-04_a/train/T538_not_changed_500.npz</text:p>
          </table:table-cell>
          <table:table-cell office:value-type="float" office:value="25" calcext:value-type="float">
            <text:p>25</text:p>
          </table:table-cell>
          <table:table-cell office:value-type="float" office:value="0.0359938479959965" calcext:value-type="float">
            <text:p>0.035993847995997</text:p>
          </table:table-cell>
          <table:table-cell office:value-type="float" office:value="0.00770770106464625" calcext:value-type="float">
            <text:p>0.007707701064646</text:p>
          </table:table-cell>
          <table:table-cell office:value-type="float" office:value="0.00802419893443584" calcext:value-type="float">
            <text:p>0.008024198934436</text:p>
          </table:table-cell>
          <table:table-cell office:value-type="float" office:value="0.946862041950226" calcext:value-type="float">
            <text:p>0.94686204195022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atasets_processed/shrec11/16-04_a/train/T453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05241037905216" calcext:value-type="float">
            <text:p>0.105241037905216</text:p>
          </table:table-cell>
          <table:table-cell table:style-name="ce2" office:value-type="float" office:value="0.432774633169174" calcext:value-type="float">
            <text:p>0.432774633169174</text:p>
          </table:table-cell>
          <table:table-cell table:style-name="ce2" office:value-type="float" office:value="0.199284747242928" calcext:value-type="float">
            <text:p>0.199284747242928</text:p>
          </table:table-cell>
          <table:table-cell table:style-name="ce2" office:value-type="float" office:value="0.261506706476212" calcext:value-type="float">
            <text:p>0.261506706476212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atasets_processed/shrec11/16-04_a/train/T398_not_changed_500.npz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0652941092848778" calcext:value-type="float">
            <text:p>0.065294109284878</text:p>
          </table:table-cell>
          <table:table-cell table:style-name="ce2" office:value-type="float" office:value="0.617540180683136" calcext:value-type="float">
            <text:p>0.617540180683136</text:p>
          </table:table-cell>
          <table:table-cell table:style-name="ce2" office:value-type="float" office:value="0.0420043841004372" calcext:value-type="float">
            <text:p>0.042004384100437</text:p>
          </table:table-cell>
          <table:table-cell table:style-name="ce2" office:value-type="float" office:value="0.274064093828201" calcext:value-type="float">
            <text:p>0.2740640938282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tasets_processed/shrec11/16-04_a/train/T476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48178619146347" calcext:value-type="float">
            <text:p>0.48178619146347</text:p>
          </table:table-cell>
          <table:table-cell office:value-type="float" office:value="0.206477746367455" calcext:value-type="float">
            <text:p>0.206477746367455</text:p>
          </table:table-cell>
          <table:table-cell office:value-type="float" office:value="0.233471527695656" calcext:value-type="float">
            <text:p>0.233471527695656</text:p>
          </table:table-cell>
          <table:table-cell office:value-type="float" office:value="0.0763585641980171" calcext:value-type="float">
            <text:p>0.076358564198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tasets_processed/shrec11/16-04_a/train/T144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738876938819885" calcext:value-type="float">
            <text:p>0.738876938819885</text:p>
          </table:table-cell>
          <table:table-cell office:value-type="float" office:value="0.0700729265809059" calcext:value-type="float">
            <text:p>0.070072926580906</text:p>
          </table:table-cell>
          <table:table-cell office:value-type="float" office:value="0.177934810519218" calcext:value-type="float">
            <text:p>0.177934810519218</text:p>
          </table:table-cell>
          <table:table-cell office:value-type="float" office:value="0.0118152750656009" calcext:value-type="float">
            <text:p>0.011815275065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tasets_processed/shrec11/16-04_a/train/T331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683781862258911" calcext:value-type="float">
            <text:p>0.683781862258911</text:p>
          </table:table-cell>
          <table:table-cell office:value-type="float" office:value="0.0793005675077438" calcext:value-type="float">
            <text:p>0.079300567507744</text:p>
          </table:table-cell>
          <table:table-cell office:value-type="float" office:value="0.203900024294853" calcext:value-type="float">
            <text:p>0.203900024294853</text:p>
          </table:table-cell>
          <table:table-cell office:value-type="float" office:value="0.0319482162594795" calcext:value-type="float">
            <text:p>0.03194821625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tasets_processed/shrec11/16-04_a/train/T125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693102359771729" calcext:value-type="float">
            <text:p>0.693102359771729</text:p>
          </table:table-cell>
          <table:table-cell office:value-type="float" office:value="0.216638386249542" calcext:value-type="float">
            <text:p>0.216638386249542</text:p>
          </table:table-cell>
          <table:table-cell office:value-type="float" office:value="0.0796255320310593" calcext:value-type="float">
            <text:p>0.079625532031059</text:p>
          </table:table-cell>
          <table:table-cell office:value-type="float" office:value="0.00955726392567158" calcext:value-type="float">
            <text:p>0.0095572639256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tasets_processed/shrec11/16-04_a/train/T393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721383571624756" calcext:value-type="float">
            <text:p>0.721383571624756</text:p>
          </table:table-cell>
          <table:table-cell office:value-type="float" office:value="0.0374852567911148" calcext:value-type="float">
            <text:p>0.037485256791115</text:p>
          </table:table-cell>
          <table:table-cell office:value-type="float" office:value="0.233788847923279" calcext:value-type="float">
            <text:p>0.233788847923279</text:p>
          </table:table-cell>
          <table:table-cell office:value-type="float" office:value="0.00677313469350338" calcext:value-type="float">
            <text:p>0.006773134693503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atasets_processed/shrec11/16-04_a/train/T436_not_changed_500.npz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387799441814423" calcext:value-type="float">
            <text:p>0.387799441814423</text:p>
          </table:table-cell>
          <table:table-cell table:style-name="ce2" office:value-type="float" office:value="0.578457593917847" calcext:value-type="float">
            <text:p>0.578457593917847</text:p>
          </table:table-cell>
          <table:table-cell table:style-name="ce2" office:value-type="float" office:value="0.0105692129582167" calcext:value-type="float">
            <text:p>0.010569212958217</text:p>
          </table:table-cell>
          <table:table-cell table:style-name="ce2" office:value-type="float" office:value="0.0217230971902609" calcext:value-type="float">
            <text:p>0.021723097190261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tasets_processed/shrec11/16-04_a/train/T197_not_changed_500.np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2572137117386" calcext:value-type="float">
            <text:p>0.452572137117386</text:p>
          </table:table-cell>
          <table:table-cell table:style-name="ce1" office:value-type="float" office:value="0.216639533638954" calcext:value-type="float">
            <text:p>0.216639533638954</text:p>
          </table:table-cell>
          <table:table-cell table:style-name="ce1" office:value-type="float" office:value="0.207209214568138" calcext:value-type="float">
            <text:p>0.207209214568138</text:p>
          </table:table-cell>
          <table:table-cell table:style-name="ce1" office:value-type="float" office:value="0.121603235602379" calcext:value-type="float">
            <text:p>0.1216032356023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tasets_processed/shrec11/16-04_a/train/T367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542122542858124" calcext:value-type="float">
            <text:p>0.542122542858124</text:p>
          </table:table-cell>
          <table:table-cell office:value-type="float" office:value="0.320842742919922" calcext:value-type="float">
            <text:p>0.320842742919922</text:p>
          </table:table-cell>
          <table:table-cell office:value-type="float" office:value="0.0676413103938103" calcext:value-type="float">
            <text:p>0.06764131039381</text:p>
          </table:table-cell>
          <table:table-cell office:value-type="float" office:value="0.067926898598671" calcext:value-type="float">
            <text:p>0.06792689859867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atasets_processed/shrec11/16-04_a/train/T409_not_changed_500.npz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280888170003891" calcext:value-type="float">
            <text:p>0.280888170003891</text:p>
          </table:table-cell>
          <table:table-cell table:style-name="ce2" office:value-type="float" office:value="0.148613393306732" calcext:value-type="float">
            <text:p>0.148613393306732</text:p>
          </table:table-cell>
          <table:table-cell table:style-name="ce2" office:value-type="float" office:value="0.527607381343842" calcext:value-type="float">
            <text:p>0.527607381343842</text:p>
          </table:table-cell>
          <table:table-cell table:style-name="ce2" office:value-type="float" office:value="0.0419919863343239" calcext:value-type="float">
            <text:p>0.0419919863343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tasets_processed/shrec11/16-04_a/train/T373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585658967494965" calcext:value-type="float">
            <text:p>0.585658967494965</text:p>
          </table:table-cell>
          <table:table-cell office:value-type="float" office:value="0.359233736991882" calcext:value-type="float">
            <text:p>0.359233736991882</text:p>
          </table:table-cell>
          <table:table-cell office:value-type="float" office:value="0.0459342710673809" calcext:value-type="float">
            <text:p>0.045934271067381</text:p>
          </table:table-cell>
          <table:table-cell office:value-type="float" office:value="0.00722108501940966" calcext:value-type="float">
            <text:p>0.007221085019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tasets_processed/shrec11/16-04_a/train/T193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491202890872955" calcext:value-type="float">
            <text:p>0.491202890872955</text:p>
          </table:table-cell>
          <table:table-cell office:value-type="float" office:value="0.404418617486954" calcext:value-type="float">
            <text:p>0.404418617486954</text:p>
          </table:table-cell>
          <table:table-cell office:value-type="float" office:value="0.0180127546191216" calcext:value-type="float">
            <text:p>0.018012754619122</text:p>
          </table:table-cell>
          <table:table-cell office:value-type="float" office:value="0.0835311114788055" calcext:value-type="float">
            <text:p>0.0835311114788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tasets_processed/shrec11/16-04_a/train/T309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520575702190399" calcext:value-type="float">
            <text:p>0.520575702190399</text:p>
          </table:table-cell>
          <table:table-cell office:value-type="float" office:value="0.274092793464661" calcext:value-type="float">
            <text:p>0.274092793464661</text:p>
          </table:table-cell>
          <table:table-cell office:value-type="float" office:value="0.0961952582001686" calcext:value-type="float">
            <text:p>0.096195258200169</text:p>
          </table:table-cell>
          <table:table-cell office:value-type="float" office:value="0.106748051941395" calcext:value-type="float">
            <text:p>0.1067480519413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tasets_processed/shrec11/16-04_a/train/T99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581517457962036" calcext:value-type="float">
            <text:p>0.581517457962036</text:p>
          </table:table-cell>
          <table:table-cell office:value-type="float" office:value="0.310228794813156" calcext:value-type="float">
            <text:p>0.310228794813156</text:p>
          </table:table-cell>
          <table:table-cell office:value-type="float" office:value="0.0467321537435055" calcext:value-type="float">
            <text:p>0.046732153743506</text:p>
          </table:table-cell>
          <table:table-cell office:value-type="float" office:value="0.0595278777182102" calcext:value-type="float">
            <text:p>0.05952787771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tasets_processed/shrec11/16-04_a/train/T136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630146622657776" calcext:value-type="float">
            <text:p>0.630146622657776</text:p>
          </table:table-cell>
          <table:table-cell office:value-type="float" office:value="0.0783423483371735" calcext:value-type="float">
            <text:p>0.078342348337174</text:p>
          </table:table-cell>
          <table:table-cell office:value-type="float" office:value="0.270094126462936" calcext:value-type="float">
            <text:p>0.270094126462936</text:p>
          </table:table-cell>
          <table:table-cell office:value-type="float" office:value="0.0200486369431019" calcext:value-type="float">
            <text:p>0.0200486369431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tasets_processed/shrec11/16-04_a/train/T354_not_changed_500.npz</text:p>
          </table:table-cell>
          <table:table-cell office:value-type="float" office:value="7" calcext:value-type="float">
            <text:p>7</text:p>
          </table:table-cell>
          <table:table-cell office:value-type="float" office:value="0.516989171504974" calcext:value-type="float">
            <text:p>0.516989171504974</text:p>
          </table:table-cell>
          <table:table-cell office:value-type="float" office:value="0.0470233447849751" calcext:value-type="float">
            <text:p>0.047023344784975</text:p>
          </table:table-cell>
          <table:table-cell office:value-type="float" office:value="0.425038665533066" calcext:value-type="float">
            <text:p>0.425038665533066</text:p>
          </table:table-cell>
          <table:table-cell office:value-type="float" office:value="0.0100264446809888" calcext:value-type="float">
            <text:p>0.010026444680989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atasets_processed/shrec11/16-04_a/train/T203_not_changed_500.npz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374921023845673" calcext:value-type="float">
            <text:p>0.374921023845673</text:p>
          </table:table-cell>
          <table:table-cell table:style-name="ce2" office:value-type="float" office:value="0.573560178279877" calcext:value-type="float">
            <text:p>0.573560178279877</text:p>
          </table:table-cell>
          <table:table-cell table:style-name="ce2" office:value-type="float" office:value="0.00759355258196592" calcext:value-type="float">
            <text:p>0.007593552581966</text:p>
          </table:table-cell>
          <table:table-cell table:style-name="ce2" office:value-type="float" office:value="0.0427729822695255" calcext:value-type="float">
            <text:p>0.042772982269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1T10:52:02.231521746</dc:date>
    <meta:editing-duration>PT3M42S</meta:editing-duration>
    <meta:editing-cycles>1</meta:editing-cycles>
    <meta:document-statistic meta:table-count="1" meta:cell-count="377" meta:object-count="0"/>
    <meta:generator>LibreOffice/6.0.7.3$Linux_X86_64 LibreOffice_project/00m0$Build-3</meta:generator>
  </office:meta>
</office:document-meta>
</file>